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92cm" fo:margin-left="0cm" table:align="left"/>
    </style:style>
    <style:style style:name="Table1.A" style:family="table-column">
      <style:table-column-properties style:column-width="4.249cm"/>
    </style:style>
    <style:style style:name="Table1.B" style:family="table-column">
      <style:table-column-properties style:column-width="4.251cm"/>
    </style:style>
    <style:style style:name="Table1.D" style:family="table-column">
      <style:table-column-properties style:column-width="4.34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f714" officeooo:paragraph-rsid="0001f714"/>
    </style:style>
    <style:style style:name="P2" style:family="paragraph" style:parent-style-name="Standard">
      <style:text-properties fo:font-weight="bold" officeooo:rsid="0001f714" officeooo:paragraph-rsid="0001f714" style:font-weight-asian="bold" style:font-weight-complex="bold"/>
    </style:style>
    <style:style style:name="P3" style:family="paragraph" style:parent-style-name="Standard">
      <style:text-properties fo:font-weight="bold" officeooo:rsid="000dc8b7" officeooo:paragraph-rsid="000dc8b7" style:font-weight-asian="bold" style:font-weight-complex="bold"/>
    </style:style>
    <style:style style:name="P4" style:family="paragraph" style:parent-style-name="Standard">
      <style:text-properties fo:font-weight="bold" officeooo:rsid="000e9340" officeooo:paragraph-rsid="000e9340" style:font-weight-asian="bold" style:font-weight-complex="bold"/>
    </style:style>
    <style:style style:name="P5" style:family="paragraph" style:parent-style-name="Standard">
      <style:text-properties fo:font-weight="bold" officeooo:rsid="000e94df" officeooo:paragraph-rsid="000e94df" style:font-weight-asian="bold" style:font-weight-complex="bold"/>
    </style:style>
    <style:style style:name="P6" style:family="paragraph" style:parent-style-name="Standard">
      <style:text-properties fo:font-weight="bold" officeooo:rsid="00100f40" officeooo:paragraph-rsid="00100f40" style:font-weight-asian="bold" style:font-weight-complex="bold"/>
    </style:style>
    <style:style style:name="P7" style:family="paragraph" style:parent-style-name="Standard">
      <style:text-properties fo:font-weight="bold" officeooo:rsid="00119e2a" officeooo:paragraph-rsid="00119e2a" style:font-weight-asian="bold" style:font-weight-complex="bold"/>
    </style:style>
    <style:style style:name="P8" style:family="paragraph" style:parent-style-name="Standard">
      <style:text-properties officeooo:rsid="00076743" officeooo:paragraph-rsid="000806ee"/>
    </style:style>
    <style:style style:name="P9" style:family="paragraph" style:parent-style-name="Standard">
      <style:text-properties officeooo:rsid="000806ee" officeooo:paragraph-rsid="000806ee"/>
    </style:style>
    <style:style style:name="P10" style:family="paragraph" style:parent-style-name="Standard" style:list-style-name="L2">
      <style:text-properties officeooo:rsid="000806ee" officeooo:paragraph-rsid="000806ee"/>
    </style:style>
    <style:style style:name="P11" style:family="paragraph" style:parent-style-name="Standard">
      <style:text-properties officeooo:paragraph-rsid="000806ee"/>
    </style:style>
    <style:style style:name="P12" style:family="paragraph" style:parent-style-name="Standard" style:list-style-name="L2">
      <style:text-properties officeooo:paragraph-rsid="000806ee"/>
    </style:style>
    <style:style style:name="P13" style:family="paragraph" style:parent-style-name="Standard">
      <style:text-properties fo:font-weight="normal" officeooo:rsid="00086f1b" officeooo:paragraph-rsid="00086f1b" style:font-weight-asian="normal" style:font-weight-complex="normal"/>
    </style:style>
    <style:style style:name="P14" style:family="paragraph" style:parent-style-name="Standard">
      <style:text-properties fo:font-weight="normal" officeooo:rsid="000dc8b7" officeooo:paragraph-rsid="000dc8b7" style:font-weight-asian="normal" style:font-weight-complex="normal"/>
    </style:style>
    <style:style style:name="P15" style:family="paragraph" style:parent-style-name="Standard" style:list-style-name="L4">
      <style:text-properties fo:font-weight="normal" officeooo:rsid="000dc8b7" officeooo:paragraph-rsid="000dc8b7" style:font-weight-asian="normal" style:font-weight-complex="normal"/>
    </style:style>
    <style:style style:name="P16" style:family="paragraph" style:parent-style-name="Standard">
      <style:text-properties fo:font-weight="normal" officeooo:rsid="000e9340" officeooo:paragraph-rsid="000e9340" style:font-weight-asian="normal" style:font-weight-complex="normal"/>
    </style:style>
    <style:style style:name="P17" style:family="paragraph" style:parent-style-name="Standard">
      <style:text-properties fo:font-weight="normal" officeooo:rsid="000e94df" officeooo:paragraph-rsid="000e94df" style:font-weight-asian="normal" style:font-weight-complex="normal"/>
    </style:style>
    <style:style style:name="P18" style:family="paragraph" style:parent-style-name="Standard" style:list-style-name="L3">
      <style:text-properties officeooo:paragraph-rsid="00086f1b"/>
    </style:style>
    <style:style style:name="P19" style:family="paragraph" style:parent-style-name="Standard" style:list-style-name="L3">
      <style:text-properties officeooo:paragraph-rsid="000a5176"/>
    </style:style>
    <style:style style:name="P20" style:family="paragraph" style:parent-style-name="Standard" style:list-style-name="L3">
      <style:text-properties officeooo:rsid="000a5176" officeooo:paragraph-rsid="000a5176"/>
    </style:style>
    <style:style style:name="P21" style:family="paragraph" style:parent-style-name="Standard" style:list-style-name="L3">
      <style:text-properties officeooo:rsid="000bf50f" officeooo:paragraph-rsid="000bf50f"/>
    </style:style>
    <style:style style:name="P22" style:family="paragraph" style:parent-style-name="Standard">
      <style:text-properties fo:font-size="15pt" officeooo:rsid="0001f714" officeooo:paragraph-rsid="0001f714" style:font-size-asian="15pt" style:font-size-complex="15pt"/>
    </style:style>
    <style:style style:name="P23" style:family="paragraph" style:parent-style-name="Standard" style:list-style-name="L5">
      <style:text-properties officeooo:rsid="000e94df" officeooo:paragraph-rsid="000e94df"/>
    </style:style>
    <style:style style:name="P24" style:family="paragraph" style:parent-style-name="Standard" style:list-style-name="L3">
      <style:text-properties officeooo:rsid="000e94df" officeooo:paragraph-rsid="000e94df"/>
    </style:style>
    <style:style style:name="P25" style:family="paragraph" style:parent-style-name="Table_20_Contents">
      <style:text-properties officeooo:rsid="0001f714" officeooo:paragraph-rsid="0001f714"/>
    </style:style>
    <style:style style:name="T1" style:family="text">
      <style:text-properties officeooo:rsid="0001f714"/>
    </style:style>
    <style:style style:name="T2" style:family="text">
      <style:text-properties officeooo:rsid="00076743"/>
    </style:style>
    <style:style style:name="T3" style:family="text">
      <style:text-properties officeooo:rsid="000806e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76743" style:font-weight-asian="bold" style:font-weight-complex="bold"/>
    </style:style>
    <style:style style:name="T6" style:family="text">
      <style:text-properties fo:font-weight="bold" officeooo:rsid="000e94df" style:font-weight-asian="bold" style:font-weight-complex="bold"/>
    </style:style>
    <style:style style:name="T7" style:family="text">
      <style:text-properties fo:font-weight="bold" officeooo:rsid="001377b7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86f1b" style:font-weight-asian="normal" style:font-weight-complex="normal"/>
    </style:style>
    <style:style style:name="T10" style:family="text">
      <style:text-properties fo:font-weight="normal" officeooo:rsid="000a5176" style:font-weight-asian="normal" style:font-weight-complex="normal"/>
    </style:style>
    <style:style style:name="T11" style:family="text">
      <style:text-properties fo:font-weight="normal" officeooo:rsid="000e94df" style:font-weight-asian="normal" style:font-weight-complex="normal"/>
    </style:style>
    <style:style style:name="T12" style:family="text">
      <style:text-properties fo:font-weight="normal" officeooo:rsid="0001f714" style:font-weight-asian="normal" style:font-weight-complex="normal"/>
    </style:style>
    <style:style style:name="T13" style:family="text">
      <style:text-properties fo:font-weight="normal" officeooo:rsid="00119e2a" style:font-weight-asian="normal" style:font-weight-complex="normal"/>
    </style:style>
    <style:style style:name="T14" style:family="text">
      <style:text-properties fo:font-weight="normal" officeooo:rsid="001377b7" style:font-weight-asian="normal" style:font-weight-complex="normal"/>
    </style:style>
    <style:style style:name="T15" style:family="text">
      <style:text-properties officeooo:rsid="000e9340"/>
    </style:style>
    <style:style style:name="T16" style:family="text">
      <style:text-properties officeooo:rsid="000e94df"/>
    </style:style>
    <style:style style:name="T17" style:family="text">
      <style:text-properties officeooo:rsid="000ee068"/>
    </style:style>
    <style:style style:name="T18" style:family="text">
      <style:text-properties officeooo:rsid="00119e2a"/>
    </style:style>
    <style:style style:name="T19" style:family="text">
      <style:text-properties officeooo:rsid="001377b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 text:c="22"/>DAY6 SESSION ASSIGNMENTS (Theory)</text:p>
      <text:p text:style-name="P22"/>
      <text:p text:style-name="P2">1. How do you evaluate the performance of a project in agile?</text:p>
      <text:p text:style-name="P14">In agile performance can be measured based on three matrics</text:p>
      <text:list xml:id="list4957824118813243951" text:style-name="L4">
        <text:list-item>
          <text:p text:style-name="P15">Velocity</text:p>
        </text:list-item>
        <text:list-item>
          <text:p text:style-name="P15">Hit Rate</text:p>
        </text:list-item>
        <text:list-item>
          <text:p text:style-name="P15">Work Remaining on Tasks</text:p>
        </text:list-item>
        <text:list-item>
          <text:p text:style-name="P15">Project Cost</text:p>
        </text:list-item>
      </text:list>
      <text:p text:style-name="P17"/>
      <text:p text:style-name="P14"><text:span text:style-name="T4">velocity:</text:span><text:span text:style-name="T15">velocity is predicted to first release plan based on privious inputs,then it ts compared with actuall output.</text:span></text:p>
      <text:p text:style-name="P14">• <text:span text:style-name="T15">Timeboxes </text:span>actual measure of Velocity is used to predict the Velocity for subsequent Timeboxes in the Release Plan.</text:p>
      <text:p text:style-name="P14"/>
      <text:p text:style-name="P3">Hit Rate:<text:span text:style-name="T8">work allocated to a Timebox that was actually completed.</text:span></text:p>
      <text:p text:style-name="P14">• For example, if a team aimed for 100 StoryPoints of User Stories, but ended up onlycompleting 55 Story Points, their hit rate is55%.</text:p>
      <text:p text:style-name="P14"/>
      <text:p text:style-name="P4">Work Remaining on Task:</text:p>
      <text:p text:style-name="P16">• Amount of work remaining in the task is work remaining.</text:p>
      <text:p text:style-name="P16">• The estimate of work remaining Task will hopefully go down over time, but it may riseif the Task is more complicated thananticipated.</text:p>
      <text:p text:style-name="P16"/>
      <text:p text:style-name="P4">Project cost:</text:p>
      <text:p text:style-name="P16">It describes the amount of cost sent on overall project. This is also a important criteria of measuring performance.<text:span text:style-name="T6">Cost performance index</text:span><text:span text:style-name="T16"> is used to mease the cost.</text:span></text:p>
      <text:p text:style-name="P16"/>
      <text:p text:style-name="P17">If cpi&gt;1spending less than what is expected for each story point.</text:p>
      <text:p text:style-name="P17">If cpi&lt;1spending more than what is expected for each story point.</text:p>
      <text:p text:style-name="P17">If Spi&gt;1 finish work earlier than expected.</text:p>
      <text:p text:style-name="P17">If Spi&lt;1 finish work <text:span text:style-name="T17">later </text:span>than expected.</text:p>
      <text:p text:style-name="P17"/>
      <text:p text:style-name="P5">schedule performance index:<text:span text:style-name="T8">It measures the time schedules of the task and also the deliverable projects.</text:span></text:p>
      <text:p text:style-name="P5"/>
      <text:p text:style-name="P2"/>
      <text:p text:style-name="P2">2. Compare traditional monitoring &amp; control with agile monitoring &amp; control</text:p>
      <text:p text:style-name="P2">with respect to metrics generation?</text:p>
      <text:p text:style-name="P2"/>
      <text:p text:style-name="P11"><text:span text:style-name="T5">Traditional monitoring &amp; controling <text:s/></text:span><text:span text:style-name="T2"><text:s text:c="2"/></text:span></text:p>
      <text:p text:style-name="P11"/>
      <text:list xml:id="list6282058467078181059" text:style-name="L5">
        <text:list-item>
          <text:p text:style-name="P23">Focus on the output of the project.</text:p>
        </text:list-item>
      </text:list>
      <text:list xml:id="list8160515420844328676" text:style-name="L2">
        <text:list-item>
          <text:p text:style-name="P12"><text:span text:style-name="T3">IT is <text:s/>concerned about observing and measuring actual performance against the plan.</text:span></text:p>
        </text:list-item>
      </text:list>
      <text:p text:style-name="P9"/>
      <text:list xml:id="list171342122123869" text:continue-numbering="true" text:style-name="L2">
        <text:list-item>
          <text:p text:style-name="P12"><text:span text:style-name="T3"><text:s/>changes from the plan is not acceptable unless there is change management approval.</text:span></text:p>
        </text:list-item>
      </text:list>
      <text:p text:style-name="P9"/>
      <text:list xml:id="list171342615294441" text:continue-numbering="true" text:style-name="L2">
        <text:list-item>
          <text:p text:style-name="P12"><text:span text:style-name="T3"><text:s/>Monitoring is observation and Control is corrective action taken as a result</text:span></text:p>
        </text:list-item>
      </text:list>
      <text:p text:style-name="P9"/>
      <text:list xml:id="list171342785927905" text:continue-numbering="true" text:style-name="L2">
        <text:list-item>
          <text:p text:style-name="P12"><text:span text:style-name="T16">In this approach performance is measured based on factors such as cost, quality and effort.</text:span></text:p>
          <text:p text:style-name="P12"><text:soft-page-break/></text:p>
        </text:list-item>
        <text:list-item>
          <text:p text:style-name="P10">Cost performance index is planed to have effective utilisation of budget</text:p>
          <text:p text:style-name="P10"/>
        </text:list-item>
        <text:list-item>
          <text:p text:style-name="P10">schedule performance index for <text:s/>proper time scheduling.</text:p>
        </text:list-item>
      </text:list>
      <text:p text:style-name="P9"><text:span text:style-name="T4">Agile monitoring &amp; controling </text:span></text:p>
      <text:list xml:id="list6460846564416453109" text:style-name="L3">
        <text:list-item>
          <text:p text:style-name="P18"><text:span text:style-name="T9">Here performance is measured through velocity.</text:span><text:span text:style-name="T10">Predicting velocity for first release planing and then comparing with actual release.</text:span><text:span text:style-name="T11">Focus on the outcomes thats hoew many story points are deliverable.</text:span></text:p>
          <text:p text:style-name="P18"><text:span text:style-name="T10"/></text:p>
        </text:list-item>
        <text:list-item>
          <text:p text:style-name="P19"><text:span text:style-name="T10">Changes to plan is easly done compared to traditional.</text:span></text:p>
        </text:list-item>
        <text:list-item>
          <text:p text:style-name="P24"><text:span text:style-name="T10">P</text:span><text:span text:style-name="T8">erformance measured in terms of </text:span></text:p>
        </text:list-item>
        <text:list-item>
          <text:p text:style-name="P20"><text:span text:style-name="T8">Percentage of work allocated to a Timebox that was actually completed.</text:span></text:p>
          <text:p text:style-name="P20"><text:span text:style-name="T8"/></text:p>
        </text:list-item>
        <text:list-item>
          <text:p text:style-name="P21"><text:span text:style-name="T8">Each day the team estimates the work remaining on each active Task.</text:span></text:p>
        </text:list-item>
      </text:list>
      <text:p text:style-name="P13"/>
      <text:p text:style-name="P8"><text:s/><text:span text:style-name="T1">3. With a total project budget of $ 175,000, and having completed one out of</text:span></text:p>
      <text:p text:style-name="P1">four Iterations, we have this product backlog and these actuals:</text:p>
      <text:p text:style-name="P1">in our example, after Iteration 1 we should be at 25% complete)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1">Feature</text:p>
          </table:table-cell>
          <table:table-cell table:style-name="Table1.A1" office:value-type="string">
            <text:p text:style-name="P1"><text:s/>Estimate</text:p>
            <text:p text:style-name="P1">(storypoints)</text:p>
          </table:table-cell>
          <table:table-cell table:style-name="Table1.A1" office:value-type="string">
            <text:p text:style-name="P1">Completed</text:p>
            <text:p text:style-name="P1">(storypoints) </text:p>
          </table:table-cell>
          <table:table-cell table:style-name="Table1.D1" office:value-type="string">
            <text:p text:style-name="P1"><text:s/>Actual Cost</text:p>
            <text:p text:style-name="P1">dollars)</text:p>
          </table:table-cell>
        </table:table-row>
        <table:table-row>
          <table:table-cell table:style-name="Table1.A2" office:value-type="string">
            <text:p text:style-name="P1">Welcome Screen </text:p>
          </table:table-cell>
          <table:table-cell table:style-name="Table1.A2" office:value-type="string">
            <text:p text:style-name="P1">10 </text:p>
          </table:table-cell>
          <table:table-cell table:style-name="Table1.A2" office:value-type="string">
            <text:p text:style-name="P25">10</text:p>
          </table:table-cell>
          <table:table-cell table:style-name="Table1.D2" office:value-type="string">
            <text:p text:style-name="P25">15</text:p>
          </table:table-cell>
        </table:table-row>
        <table:table-row>
          <table:table-cell table:style-name="Table1.A2" office:value-type="string">
            <text:p text:style-name="P1">Advert - Splash Screen </text:p>
          </table:table-cell>
          <table:table-cell table:style-name="Table1.A2" office:value-type="string">
            <text:p text:style-name="P25">20</text:p>
          </table:table-cell>
          <table:table-cell table:style-name="Table1.A2" office:value-type="string">
            <text:p text:style-name="P25">20</text:p>
          </table:table-cell>
          <table:table-cell table:style-name="Table1.D2" office:value-type="string">
            <text:p text:style-name="P25">30</text:p>
          </table:table-cell>
        </table:table-row>
        <table:table-row>
          <table:table-cell table:style-name="Table1.A2" office:value-type="string">
            <text:p text:style-name="P1">Login Screen </text:p>
          </table:table-cell>
          <table:table-cell table:style-name="Table1.A2" office:value-type="string">
            <text:p text:style-name="P25">10</text:p>
          </table:table-cell>
          <table:table-cell table:style-name="Table1.A2" office:value-type="string">
            <text:p text:style-name="P25">10</text:p>
          </table:table-cell>
          <table:table-cell table:style-name="Table1.D2" office:value-type="string">
            <text:p text:style-name="P25">20</text:p>
          </table:table-cell>
        </table:table-row>
        <table:table-row>
          <table:table-cell table:style-name="Table1.A2" office:value-type="string">
            <text:p text:style-name="P1">Personalized Google Ads </text:p>
          </table:table-cell>
          <table:table-cell table:style-name="Table1.A2" office:value-type="string">
            <text:p text:style-name="P25">20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Catalog Browser</text:p>
          </table:table-cell>
          <table:table-cell table:style-name="Table1.A2" office:value-type="string">
            <text:p text:style-name="P25">20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Catalog Editor </text:p>
          </table:table-cell>
          <table:table-cell table:style-name="Table1.A2" office:value-type="string">
            <text:p text:style-name="P25">10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hopping Basket Browser</text:p>
          </table:table-cell>
          <table:table-cell table:style-name="Table1.A2" office:value-type="string">
            <text:p text:style-name="P25">5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hopping Card Editor </text:p>
          </table:table-cell>
          <table:table-cell table:style-name="Table1.A2" office:value-type="string">
            <text:p text:style-name="P25">25<text:span text:style-name="T7">$35,000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Check-out Process </text:p>
          </table:table-cell>
          <table:table-cell table:style-name="Table1.A2" office:value-type="string">
            <text:p text:style-name="P25">20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Invoice Calculation </text:p>
          </table:table-cell>
          <table:table-cell table:style-name="Table1.A2" office:value-type="string">
            <text:p text:style-name="P25">10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Credit Card Verification </text:p>
          </table:table-cell>
          <table:table-cell table:style-name="Table1.A2" office:value-type="string">
            <text:p text:style-name="P25">10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PayPal Payment Handling</text:p>
          </table:table-cell>
          <table:table-cell table:style-name="Table1.A2" office:value-type="string">
            <text:p text:style-name="P25">20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<text:s/>Order Confirmation Email </text:p>
          </table:table-cell>
          <table:table-cell table:style-name="Table1.A2" office:value-type="string">
            <text:p text:style-name="P25">20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<text:s/>Totals</text:p>
          </table:table-cell>
          <table:table-cell table:style-name="Table1.A2" office:value-type="string">
            <text:p text:style-name="P25">200</text:p>
          </table:table-cell>
          <table:table-cell table:style-name="Table1.A2" office:value-type="string">
            <text:p text:style-name="P25">40</text:p>
          </table:table-cell>
          <table:table-cell table:style-name="Table1.D2" office:value-type="string">
            <text:p text:style-name="P25">65</text:p>
          </table:table-cell>
        </table:table-row>
      </table:table>
      <text:p text:style-name="P1"/>
      <text:p text:style-name="P6">Solution:</text:p>
      <text:p text:style-name="P6"><text:s text:c="17"/>Given :T<text:span text:style-name="T12">otal project budget of $ 175,000.</text:span></text:p>
      <text:p text:style-name="P6"><text:span text:style-name="T12"><text:s text:c="31"/></text:span><text:span text:style-name="T8">25% of task is completed.</text:span></text:p>
      <text:p text:style-name="P6">Baseline velocit<text:span text:style-name="T8">y=</text:span><text:span text:style-name="T13">Total project buget BAC*Total project completed</text:span></text:p>
      <text:p text:style-name="P6"><text:soft-page-break/><text:span text:style-name="T13"><text:s text:c="30"/>=</text:span><text:span text:style-name="T14">$</text:span><text:span text:style-name="T13">175000*(25/100)</text:span></text:p>
      <text:p text:style-name="P6"><text:span text:style-name="T13"><text:s text:c="30"/>=</text:span><text:span text:style-name="T19">$43,750</text:span></text:p>
      <text:p text:style-name="P7"><text:span text:style-name="T8">completed value <text:s/>=completed story points/Total <text:s/>estimated storypoints</text:span></text:p>
      <text:p text:style-name="P7"><text:span text:style-name="T8"><text:s text:c="28"/>= 40/200</text:span></text:p>
      <text:p text:style-name="P7"><text:span text:style-name="T8"><text:s text:c="28"/>=</text:span>20%</text:p>
      <text:p text:style-name="P7"><text:span text:style-name="T8">Earned valued <text:s text:c="4"/>= (20/100)*</text:span><text:span text:style-name="T14">$</text:span><text:span text:style-name="T8">175000</text:span></text:p>
      <text:p text:style-name="P7"><text:span text:style-name="T8"><text:s text:c="28"/>=</text:span><text:span text:style-name="T19">$35,000</text:span></text:p>
      <text:p text:style-name="P7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13:55:45.978718283</meta:creation-date>
    <dc:date>2016-08-22T17:13:41.445567353</dc:date>
    <meta:editing-duration>PT14M58S</meta:editing-duration>
    <meta:editing-cycles>4</meta:editing-cycles>
    <meta:generator>LibreOffice/5.1.4.2$Linux_X86_64 LibreOffice_project/10m0$Build-2</meta:generator>
    <meta:document-statistic meta:table-count="1" meta:image-count="0" meta:object-count="0" meta:page-count="3" meta:paragraph-count="98" meta:word-count="547" meta:character-count="3566" meta:non-whitespace-character-count="2886"/>
  </office:meta>
</office:document-meta>
</file>